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6617" officeooo:paragraph-rsid="00246617"/>
    </style:style>
    <style:style style:name="P2" style:family="paragraph" style:parent-style-name="Standard">
      <style:text-properties officeooo:paragraph-rsid="00263858"/>
    </style:style>
    <style:style style:name="P3" style:family="paragraph" style:parent-style-name="Standard">
      <style:text-properties officeooo:rsid="00263858" officeooo:paragraph-rsid="00263858"/>
    </style:style>
    <style:style style:name="P4" style:family="paragraph" style:parent-style-name="Standard" style:list-style-name="L1">
      <style:text-properties officeooo:paragraph-rsid="00212ae9"/>
    </style:style>
    <style:style style:name="P5" style:family="paragraph" style:parent-style-name="Standard" style:list-style-name="L1">
      <style:text-properties officeooo:rsid="00212ae9" officeooo:paragraph-rsid="00212ae9"/>
    </style:style>
    <style:style style:name="P6" style:family="paragraph" style:parent-style-name="Standard" style:list-style-name="L1">
      <style:text-properties fo:font-weight="bold" officeooo:rsid="00212ae9" officeooo:paragraph-rsid="00212ae9" style:font-weight-asian="bold" style:font-weight-complex="bold"/>
    </style:style>
    <style:style style:name="P7" style:family="paragraph" style:parent-style-name="Standard">
      <style:text-properties fo:font-weight="bold" officeooo:rsid="00212ae9" officeooo:paragraph-rsid="00212ae9" style:font-weight-asian="bold" style:font-weight-complex="bold"/>
    </style:style>
    <style:style style:name="P8" style:family="paragraph" style:parent-style-name="Standard">
      <style:text-properties fo:font-weight="bold" officeooo:rsid="0026e417" officeooo:paragraph-rsid="0026e417" style:font-weight-asian="bold" style:font-weight-complex="bold"/>
    </style:style>
    <style:style style:name="P9" style:family="paragraph" style:parent-style-name="Standard">
      <style:text-properties fo:font-size="14pt" fo:font-weight="bold" officeooo:rsid="0028a298" officeooo:paragraph-rsid="0028a298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ae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2ae9" style:font-weight-asian="normal" style:font-weight-complex="normal"/>
    </style:style>
    <style:style style:name="T5" style:family="text">
      <style:text-properties fo:font-weight="normal" officeooo:rsid="00246617" style:font-weight-asian="normal" style:font-weight-complex="normal"/>
    </style:style>
    <style:style style:name="T6" style:family="text">
      <style:text-properties fo:font-weight="normal" officeooo:rsid="00263858" style:font-weight-asian="normal" style:font-weight-complex="normal"/>
    </style:style>
    <style:style style:name="T7" style:family="text">
      <style:text-properties fo:font-weight="normal" officeooo:rsid="00246617" fo:background-color="#ffff00" loext:char-shading-value="0" style:font-weight-asian="normal" style:font-weight-complex="normal"/>
    </style:style>
    <style:style style:name="T8" style:family="text">
      <style:text-properties fo:font-weight="normal" officeooo:rsid="00263858" fo:background-color="#ffff00" loext:char-shading-value="0" style:font-weight-asian="normal" style:font-weight-complex="normal"/>
    </style:style>
    <style:style style:name="T9" style:family="text">
      <style:text-properties style:text-underline-style="none" fo:font-weight="normal" officeooo:rsid="00212ae9" fo:background-color="#ffff00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etto di Sistemi Operativi e Laboratorio A.A. 2020-2021</text:p>
      <text:p text:style-name="P9">Nicola Vetrini – matricola 600199</text:p>
      <text:p text:style-name="P8"/>
      <text:p text:style-name="P8">Architettura del sistema</text:p>
      <text:p text:style-name="P8"><text:span text:style-name="T3">Il progetto è diviso in tre entità principali: il server, il client e la API di comunicazione tra il server ed il client. La API è implementata come libreria condivisa dal client e dal server […]. Inoltre ho realizzato una libreria di utilità, le cui funzioni sono usate sia dal client che dal server; tra di esse vi è l’implementazione di una coda concorrente usata dal thread master del server per comunicare le richieste ai worker</text:span></text:p>
      <text:p text:style-name="P7"/>
      <text:p text:style-name="P7">Formato file di configurazione</text:p>
      <text:p text:style-name="P3">È possibile specificare un file di configurazione per il server, che può contenere alcuni o tutti i parametri con cui il server viene lanciato. Tale file va specificato come argomento da riga di comando con l’opzione -f &lt;conf_path&gt; (eventualmente quotato). Se il server è lanciato senza specificare -f oppure se non è possibile aprire il file di configurazione specificato (ad esempio perché non esiste) viene usato il file di configurazione di default “config.txt” presente nella directory base del progetto (quella del Makefile).</text:p>
      <text:p text:style-name="P1">Il formato del file configurazione è quello di una serie di linee terminate da <text:span text:style-name="T1">‘\n’ </text:span>(non sono consentite linee vuote o commenti); ogni linea contiene due campi, separati da <text:span text:style-name="T1">‘\t’</text:span><text:span text:style-name="T3">. Il primo campo contiene una delle seguenti stringhe ed il secondo contiene il valore specificato per tale campo.</text:span></text:p>
      <text:list xml:id="list2906902421" text:style-name="L1">
        <text:list-item>
          <text:p text:style-name="P5"><text:span text:style-name="T1">tpool</text:span>: un intero &gt; 0 che definisce il numero di thread del processo server che si occupano della gestione delle richieste dei client in modo concorrente</text:p>
        </text:list-item>
        <text:list-item>
          <text:p text:style-name="P4"><text:span text:style-name="T2">maxmem</text:span><text:span text:style-name="T4">: un intero &gt; 0 che indica il massimo numero di </text:span><text:span text:style-name="T7">M</text:span><text:span text:style-name="T9">byte </text:span><text:span text:style-name="T4">di memoria che possono occupare </text:span><text:span text:style-name="T5">i</text:span><text:span text:style-name="T4"> file gestiti dal server in un qualunque istante di tempo (vedi </text:span><text:span text:style-name="T2">algoritmo di rimpiazzamento</text:span><text:span text:style-name="T4">)</text:span></text:p>
        </text:list-item>
        <text:list-item>
          <text:p text:style-name="P6">sock_basepath<text:span text:style-name="T3">: il path base del socket usato per accettare le connessioni dai client. </text:span></text:p>
        </text:list-item>
        <text:list-item>
          <text:p text:style-name="P6">log_basepath<text:span text:style-name="T3">: il path base del file di log del server.</text:span></text:p>
        </text:list-item>
      </text:list>
      <text:p text:style-name="P2"><text:span text:style-name="T6">I parametri possono comparire in un ordine qualunque nel file, ma se il valore non viene specificato o è un valore non consentito il server setta il valore di default </text:span><text:span text:style-name="T8">e riporta sul file di log l’erro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9:32:02.536099684</meta:creation-date>
    <meta:generator>LibreOffice/6.4.7.2$Linux_X86_64 LibreOffice_project/40$Build-2</meta:generator>
    <dc:date>2021-05-13T00:10:14.159796087</dc:date>
    <meta:editing-duration>PT42M56S</meta:editing-duration>
    <meta:editing-cycles>7</meta:editing-cycles>
    <meta:document-statistic meta:table-count="0" meta:image-count="0" meta:object-count="0" meta:page-count="1" meta:paragraph-count="12" meta:word-count="347" meta:character-count="2082" meta:non-whitespace-character-count="1749"/>
  </office:meta>
</office:document-meta>
</file>